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CARDENAS ANGULO, MARIBEL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CHANAQU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7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CARDENAS ANGULO, MARIBEL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S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ROPIO (GENETICA)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7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17:38:05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